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0B3B2"/>
      <style:text-properties fo:color="#C9211E"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Lucida Grande" style:font-name-asian="Lucida Grande" style:font-name-complex="Lucida Grande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14866666666667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19.2616666666667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5.12233333333333cm"/>
    </style:style>
    <style:style style:name="co8" style:family="table-column">
      <style:table-column-properties fo:break-before="auto" style:column-width="7.40833333333333cm"/>
    </style:style>
    <style:style style:name="co9" style:family="table-column">
      <style:table-column-properties fo:break-before="auto" style:column-width="22.9446666666667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22.881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R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méro de téléphone</text:p>
          </table:table-cell>
          <table:table-cell office:value-type="string" table:style-name="ce2">
            <text:p>Nom du professionnel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une</text:p>
          </table:table-cell>
          <table:table-cell office:value-type="string" table:style-name="ce2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9.83.95.34.41</text:p>
          </table:table-cell>
          <table:table-cell office:value-type="string" table:style-name="ce4">
            <text:p>LAURENCE PEIGNOT</text:p>
          </table:table-cell>
          <table:table-cell office:value-type="string" table:style-name="ce4">
            <text:p>CABINET DU DR LAURENCE PEIGNOT <text:s/>4 RUE DUC <text:s/>75018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1.43.66.01.31</text:p>
          </table:table-cell>
          <table:table-cell office:value-type="string" table:style-name="ce4">
            <text:p>SAMY LAHIANY</text:p>
          </table:table-cell>
          <table:table-cell office:value-type="string" table:style-name="ce4">
            <text:p>67 RUE O METRA <text:s/>75020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number-rows-repeated="13" table:style-name="ro1">
          <table:table-cell table:number-columns-repeated="1024" table:style-name="ce3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  <table:table table:name="DROME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1.67.65</text:p>
          </table:table-cell>
          <table:table-cell office:value-type="string" table:style-name="ce3">
            <text:p>DOMINIQUE MARECHAL</text:p>
          </table:table-cell>
          <table:table-cell office:value-type="string" table:style-name="ce3">
            <text:p>38 BOULEVARD DE L'EUROPE <text:s/>26200 MONTELIMAR</text:p>
          </table:table-cell>
          <table:table-cell office:value-type="string" table:style-name="ce3">
            <text:p>Montélimar</text:p>
          </table:table-cell>
          <table:table-cell office:value-type="float" office:value="26198" table:style-name="ce3">
            <text:p>261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55.33.65</text:p>
          </table:table-cell>
          <table:table-cell office:value-type="string" table:style-name="ce3">
            <text:p>ANNE CLAIRE GEORGY</text:p>
          </table:table-cell>
          <table:table-cell office:value-type="string" table:style-name="ce3">
            <text:p>CAB DU DR ANNE CLAIRE GEORGY <text:s/>149 RUE FAVENTINES <text:s/>26000 VALENCE</text:p>
          </table:table-cell>
          <table:table-cell office:value-type="string" table:style-name="ce3">
            <text:p>Valence</text:p>
          </table:table-cell>
          <table:table-cell office:value-type="float" office:value="26362" table:style-name="ce3">
            <text:p>263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2.44.22</text:p>
          </table:table-cell>
          <table:table-cell office:value-type="string" table:style-name="ce3">
            <text:p>JEAN CHRISTOPHE GOLETTO</text:p>
          </table:table-cell>
          <table:table-cell office:value-type="string" table:style-name="ce3">
            <text:p>SCM CABINET MEDICAL ESCULAPE <text:s/>64 AVENUE BERTHELOT <text:s/>26100 ROMANS SUR ISERE</text:p>
          </table:table-cell>
          <table:table-cell office:value-type="string" table:style-name="ce3">
            <text:p>Romans-sur-Isère</text:p>
          </table:table-cell>
          <table:table-cell office:value-type="float" office:value="26281" table:style-name="ce3">
            <text:p>26281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0" table:style-name="ro2">
          <table:table-cell table:number-columns-repeated="16384"/>
        </table:table-row>
      </table:table>
      <table:table table:name="ORNE_" table:style-name="ta1"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12.36.70</text:p>
          </table:table-cell>
          <table:table-cell office:value-type="string" table:style-name="ce3">
            <text:p>ERIC CHENET</text:p>
          </table:table-cell>
          <table:table-cell office:value-type="string" table:style-name="ce3">
            <text:p>PLACE HENRI MARSAC <text:s/>61200 ARGENTAN</text:p>
          </table:table-cell>
          <table:table-cell office:value-type="string" table:style-name="ce3">
            <text:p>Argentan</text:p>
          </table:table-cell>
          <table:table-cell office:value-type="float" office:value="61006" table:style-name="ce3">
            <text:p>610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31.72.85</text:p>
          </table:table-cell>
          <table:table-cell office:value-type="string" table:style-name="ce3">
            <text:p>MAGALI DESCHAMPS LOUVET</text:p>
          </table:table-cell>
          <table:table-cell office:value-type="string" table:style-name="ce3">
            <text:p>CABINET DU DR MAGALI DESCHAMPS LOUVET <text:s/>85 RUE DU GUE DE SORRE <text:s/>61000 ALENCON</text:p>
          </table:table-cell>
          <table:table-cell office:value-type="string" table:style-name="ce3">
            <text:p>Alençon</text:p>
          </table:table-cell>
          <table:table-cell office:value-type="float" office:value="61001" table:style-name="ce3">
            <text:p>610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73.06.66</text:p>
          </table:table-cell>
          <table:table-cell office:value-type="string" table:style-name="ce3">
            <text:p>JEAN CLAUDE MASSY</text:p>
          </table:table-cell>
          <table:table-cell office:value-type="string" table:style-name="ce3">
            <text:p>CABINET DU DR JEAN CLAUDE MASSY <text:s/>13B RUE D'ALENCON <text:s/>61130 BELLEME</text:p>
          </table:table-cell>
          <table:table-cell office:value-type="string" table:style-name="ce3">
            <text:p>Bellême</text:p>
          </table:table-cell>
          <table:table-cell office:value-type="float" office:value="61038" table:style-name="ce3">
            <text:p>61038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Oussema Sfèri</meta:initial-creator>
    <dc:creator>Oussema Sfèri</dc:creator>
    <meta:creation-date>2021-07-19T12:28:51Z</meta:creation-date>
    <dc:date>2021-12-08T02:11:54Z</dc:date>
    <meta:editing-cycles>2</meta:editing-cycles>
    <meta:editing-duration>PT60S</meta:editing-duration>
  </office:meta>
</office:document-meta>
</file>